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91000007216706BD71087E03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.59cm" svg:height="11.867cm" draw:z-index="0"><draw:image xlink:href="Pictures/1000020100000A91000007216706BD71087E03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4:37.259000000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